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8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Donné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Courant</text:p>
          </table:table-cell>
          <table:table-cell office:value-type="string">
            <text:p>Position</text:p>
          </table:table-cell>
          <table:table-cell office:value-type="string">
            <text:p>Vitesse </text:p>
          </table:table-cell>
        </table:table-row>
        <table:table-row table:style-name="ro1">
          <table:table-cell office:value-type="float" office:value="2878">
            <text:p>28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7">
            <text:p>25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47">
            <text:p>30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91">
            <text:p>24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2">
            <text:p>30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33">
            <text:p>3333</text:p>
          </table:table-cell>
          <table:table-cell office:value-type="float" office:value="2">
            <text:p>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6">
            <text:p>23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57">
            <text:p>265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3">
            <text:p>286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7">
            <text:p>271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6">
            <text:p>250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67">
            <text:p>26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3">
            <text:p>29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9">
            <text:p>261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1">
            <text:p>232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9">
            <text:p>2869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6">
            <text:p>2946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338">
            <text:p>233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4">
            <text:p>26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42">
            <text:p>264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78">
            <text:p>267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91">
            <text:p>229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9">
            <text:p>2739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7">
            <text:p>2757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28">
            <text:p>2328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79">
            <text:p>2779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6">
            <text:p>240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4">
            <text:p>242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8">
            <text:p>2638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54">
            <text:p>2254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9">
            <text:p>2419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2">
            <text:p>2562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0">
            <text:p>2530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1">
            <text:p>2631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9">
            <text:p>260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37">
            <text:p>3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5">
            <text:p>2215</text:p>
          </table:table-cell>
          <table:table-cell office:value-type="float" office:value="39">
            <text:p>3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426">
            <text:p>2426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50">
            <text:p>2450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8">
            <text:p>2278</text:p>
          </table:table-cell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505">
            <text:p>250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6">
            <text:p>2166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14">
            <text:p>2114</text:p>
          </table:table-cell>
          <table:table-cell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2">
            <text:p>238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1">
            <text:p>2221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38">
            <text:p>2138</text:p>
          </table:table-cell>
          <table:table-cell office:value-type="float" office:value="52">
            <text:p>5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float" office:value="57">
            <text:p>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64">
            <text:p>2264</text:p>
          </table:table-cell>
          <table:table-cell office:value-type="float" office:value="59">
            <text:p>5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79">
            <text:p>2279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29">
            <text:p>2029</text:p>
          </table:table-cell>
          <table:table-cell office:value-type="float" office:value="63">
            <text:p>6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63">
            <text:p>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2">
            <text:p>2212</text:p>
          </table:table-cell>
          <table:table-cell office:value-type="float" office:value="65">
            <text:p>6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52">
            <text:p>2252</text:p>
          </table:table-cell>
          <table:table-cell office:value-type="float" office:value="66">
            <text:p>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7">
            <text:p>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4">
            <text:p>2124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86">
            <text:p>2286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71">
            <text:p>7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72">
            <text:p>2272</text:p>
          </table:table-cell>
          <table:table-cell office:value-type="float" office:value="71">
            <text:p>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73">
            <text:p>7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1">
            <text:p>1661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0">
            <text:p>2520</text:p>
          </table:table-cell>
          <table:table-cell office:value-type="float" office:value="78">
            <text:p>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7">
            <text:p>2167</text:p>
          </table:table-cell>
          <table:table-cell office:value-type="float" office:value="80">
            <text:p>8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0">
            <text:p>2220</text:p>
          </table:table-cell>
          <table:table-cell office:value-type="float" office:value="83">
            <text:p>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float" office:value="85">
            <text:p>8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office:value-type="float" office:value="86">
            <text:p>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8">
            <text:p>2158</text:p>
          </table:table-cell>
          <table:table-cell office:value-type="float" office:value="87">
            <text:p>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88">
            <text:p>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92">
            <text:p>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509">
            <text:p>2509</text:p>
          </table:table-cell>
          <table:table-cell office:value-type="float" office:value="94">
            <text:p>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3">
            <text:p>2223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96">
            <text:p>9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9">
            <text:p>9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57">
            <text:p>1957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26">
            <text:p>2226</text:p>
          </table:table-cell>
          <table:table-cell office:value-type="float" office:value="101">
            <text:p>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5">
            <text:p>1815</text:p>
          </table:table-cell>
          <table:table-cell office:value-type="float" office:value="103">
            <text:p>10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07">
            <text:p>2207</text:p>
          </table:table-cell>
          <table:table-cell office:value-type="float" office:value="104">
            <text:p>10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88">
            <text:p>2188</text:p>
          </table:table-cell>
          <table:table-cell office:value-type="float" office:value="105">
            <text:p>10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05">
            <text:p>2205</text:p>
          </table:table-cell>
          <table:table-cell office:value-type="float" office:value="108">
            <text:p>1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109">
            <text:p>1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3">
            <text:p>1793</text:p>
          </table:table-cell>
          <table:table-cell office:value-type="float" office:value="111">
            <text:p>11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35">
            <text:p>2035</text:p>
          </table:table-cell>
          <table:table-cell office:value-type="float" office:value="112">
            <text:p>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9">
            <text:p>2309</text:p>
          </table:table-cell>
          <table:table-cell office:value-type="float" office:value="113">
            <text:p>11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56">
            <text:p>2256</text:p>
          </table:table-cell>
          <table:table-cell office:value-type="float" office:value="117">
            <text:p>1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119">
            <text:p>11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56">
            <text:p>1956</text:p>
          </table:table-cell>
          <table:table-cell office:value-type="float" office:value="120">
            <text:p>12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468">
            <text:p>2468</text:p>
          </table:table-cell>
          <table:table-cell office:value-type="float" office:value="122">
            <text:p>1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126">
            <text:p>12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127">
            <text:p>1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63">
            <text:p>1663</text:p>
          </table:table-cell>
          <table:table-cell office:value-type="float" office:value="129">
            <text:p>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4">
            <text:p>2314</text:p>
          </table:table-cell>
          <table:table-cell office:value-type="float" office:value="130">
            <text:p>13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45">
            <text:p>2245</text:p>
          </table:table-cell>
          <table:table-cell office:value-type="float" office:value="131">
            <text:p>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3">
            <text:p>13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924">
            <text:p>2924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9">
            <text:p>2049</text:p>
          </table:table-cell>
          <table:table-cell office:value-type="float" office:value="136">
            <text:p>1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6">
            <text:p>2076</text:p>
          </table:table-cell>
          <table:table-cell office:value-type="float" office:value="137">
            <text:p>1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139">
            <text:p>13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93">
            <text:p>1893</text:p>
          </table:table-cell>
          <table:table-cell office:value-type="float" office:value="140">
            <text:p>14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43">
            <text:p>1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8">
            <text:p>1798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146">
            <text:p>14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31">
            <text:p>2031</text:p>
          </table:table-cell>
          <table:table-cell office:value-type="float" office:value="147">
            <text:p>1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49">
            <text:p>14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151">
            <text:p>15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3">
            <text:p>2573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155">
            <text:p>1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156">
            <text:p>15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210">
            <text:p>2210</text:p>
          </table:table-cell>
          <table:table-cell office:value-type="float" office:value="158">
            <text:p>1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office:value-type="float" office:value="159">
            <text:p>1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1">
            <text:p>16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3">
            <text:p>16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164">
            <text:p>1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06">
            <text:p>1906</text:p>
          </table:table-cell>
          <table:table-cell office:value-type="float" office:value="166">
            <text:p>16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167">
            <text:p>1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7">
            <text:p>1757</text:p>
          </table:table-cell>
          <table:table-cell office:value-type="float" office:value="169">
            <text:p>1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1">
            <text:p>17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91">
            <text:p>2091</text:p>
          </table:table-cell>
          <table:table-cell office:value-type="float" office:value="173">
            <text:p>1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1">
            <text:p>1921</text:p>
          </table:table-cell>
          <table:table-cell office:value-type="float" office:value="175">
            <text:p>17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07">
            <text:p>1507</text:p>
          </table:table-cell>
          <table:table-cell office:value-type="float" office:value="176">
            <text:p>1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9">
            <text:p>2209</text:p>
          </table:table-cell>
          <table:table-cell office:value-type="float" office:value="178">
            <text:p>17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74">
            <text:p>2174</text:p>
          </table:table-cell>
          <table:table-cell office:value-type="float" office:value="179">
            <text:p>1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1">
            <text:p>1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184">
            <text:p>1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86">
            <text:p>18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25">
            <text:p>2125</text:p>
          </table:table-cell>
          <table:table-cell office:value-type="float" office:value="187">
            <text:p>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189">
            <text:p>18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2">
            <text:p>1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51">
            <text:p>2151</text:p>
          </table:table-cell>
          <table:table-cell office:value-type="float" office:value="194">
            <text:p>19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51">
            <text:p>2051</text:p>
          </table:table-cell>
          <table:table-cell office:value-type="float" office:value="195">
            <text:p>1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78">
            <text:p>2078</text:p>
          </table:table-cell>
          <table:table-cell office:value-type="float" office:value="197">
            <text:p>19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float" office:value="199">
            <text:p>1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337">
            <text:p>2337</text:p>
          </table:table-cell>
          <table:table-cell office:value-type="float" office:value="204">
            <text:p>2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8">
            <text:p>1828</text:p>
          </table:table-cell>
          <table:table-cell office:value-type="float" office:value="206">
            <text:p>2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3">
            <text:p>1943</text:p>
          </table:table-cell>
          <table:table-cell office:value-type="float" office:value="207">
            <text:p>2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4">
            <text:p>1724</text:p>
          </table:table-cell>
          <table:table-cell office:value-type="float" office:value="209">
            <text:p>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211">
            <text:p>21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2">
            <text:p>21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4">
            <text:p>21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217">
            <text:p>21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76">
            <text:p>1776</text:p>
          </table:table-cell>
          <table:table-cell office:value-type="float" office:value="219">
            <text:p>2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6">
            <text:p>1796</text:p>
          </table:table-cell>
          <table:table-cell office:value-type="float" office:value="220">
            <text:p>2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3">
            <text:p>2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24">
            <text:p>2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226">
            <text:p>2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227">
            <text:p>2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02">
            <text:p>1902</text:p>
          </table:table-cell>
          <table:table-cell office:value-type="float" office:value="229">
            <text:p>22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231">
            <text:p>23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33">
            <text:p>1533</text:p>
          </table:table-cell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36">
            <text:p>23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238">
            <text:p>23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01">
            <text:p>2201</text:p>
          </table:table-cell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1">
            <text:p>1551</text:p>
          </table:table-cell>
          <table:table-cell office:value-type="float" office:value="248">
            <text:p>24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250">
            <text:p>25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float" office:value="254">
            <text:p>25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57">
            <text:p>25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259">
            <text:p>25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06">
            <text:p>1606</text:p>
          </table:table-cell>
          <table:table-cell office:value-type="float" office:value="261">
            <text:p>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263">
            <text:p>26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07">
            <text:p>1907</text:p>
          </table:table-cell>
          <table:table-cell office:value-type="float" office:value="264">
            <text:p>2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266">
            <text:p>2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8">
            <text:p>2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0">
            <text:p>27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03">
            <text:p>1803</text:p>
          </table:table-cell>
          <table:table-cell office:value-type="float" office:value="271">
            <text:p>2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273">
            <text:p>27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22">
            <text:p>2122</text:p>
          </table:table-cell>
          <table:table-cell office:value-type="float" office:value="275">
            <text:p>2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277">
            <text:p>27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9">
            <text:p>2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80">
            <text:p>28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43">
            <text:p>1543</text:p>
          </table:table-cell>
          <table:table-cell office:value-type="float" office:value="283">
            <text:p>28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35">
            <text:p>1735</text:p>
          </table:table-cell>
          <table:table-cell office:value-type="float" office:value="284">
            <text:p>2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6">
            <text:p>1566</text:p>
          </table:table-cell>
          <table:table-cell office:value-type="float" office:value="286">
            <text:p>28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288">
            <text:p>28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62">
            <text:p>2162</text:p>
          </table:table-cell>
          <table:table-cell office:value-type="float" office:value="290">
            <text:p>29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2">
            <text:p>2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295">
            <text:p>2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4">
            <text:p>2194</text:p>
          </table:table-cell>
          <table:table-cell office:value-type="float" office:value="297">
            <text:p>2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9">
            <text:p>1819</text:p>
          </table:table-cell>
          <table:table-cell office:value-type="float" office:value="299">
            <text:p>2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301">
            <text:p>30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5">
            <text:p>30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307">
            <text:p>3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309">
            <text:p>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50">
            <text:p>1550</text:p>
          </table:table-cell>
          <table:table-cell office:value-type="float" office:value="311">
            <text:p>31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312">
            <text:p>31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10">
            <text:p>1910</text:p>
          </table:table-cell>
          <table:table-cell office:value-type="float" office:value="315">
            <text:p>31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6">
            <text:p>31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52">
            <text:p>2152</text:p>
          </table:table-cell>
          <table:table-cell office:value-type="float" office:value="319">
            <text:p>3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3">
            <text:p>1453</text:p>
          </table:table-cell>
          <table:table-cell office:value-type="float" office:value="320">
            <text:p>32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322">
            <text:p>32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49">
            <text:p>1849</text:p>
          </table:table-cell>
          <table:table-cell office:value-type="float" office:value="324">
            <text:p>3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72">
            <text:p>1772</text:p>
          </table:table-cell>
          <table:table-cell office:value-type="float" office:value="326">
            <text:p>32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28">
            <text:p>32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0">
            <text:p>33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01">
            <text:p>1601</text:p>
          </table:table-cell>
          <table:table-cell office:value-type="float" office:value="332">
            <text:p>3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float" office:value="334">
            <text:p>33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336">
            <text:p>3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44">
            <text:p>2144</text:p>
          </table:table-cell>
          <table:table-cell office:value-type="float" office:value="338">
            <text:p>33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39">
            <text:p>3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42">
            <text:p>3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5">
            <text:p>1755</text:p>
          </table:table-cell>
          <table:table-cell office:value-type="float" office:value="343">
            <text:p>3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346">
            <text:p>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347">
            <text:p>3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38">
            <text:p>1938</text:p>
          </table:table-cell>
          <table:table-cell office:value-type="float" office:value="350">
            <text:p>35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351">
            <text:p>3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4">
            <text:p>35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63">
            <text:p>2063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float" office:value="359">
            <text:p>35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2">
            <text:p>2052</text:p>
          </table:table-cell>
          <table:table-cell office:value-type="float" office:value="362">
            <text:p>36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1">
            <text:p>2041</text:p>
          </table:table-cell>
          <table:table-cell office:value-type="float" office:value="363">
            <text:p>3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61">
            <text:p>1761</text:p>
          </table:table-cell>
          <table:table-cell office:value-type="float" office:value="370">
            <text:p>37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56">
            <text:p>1656</text:p>
          </table:table-cell>
          <table:table-cell office:value-type="float" office:value="371">
            <text:p>3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48">
            <text:p>1948</text:p>
          </table:table-cell>
          <table:table-cell office:value-type="float" office:value="374">
            <text:p>37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375">
            <text:p>3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378">
            <text:p>37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60">
            <text:p>2160</text:p>
          </table:table-cell>
          <table:table-cell office:value-type="float" office:value="382">
            <text:p>38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02">
            <text:p>1702</text:p>
          </table:table-cell>
          <table:table-cell office:value-type="float" office:value="383">
            <text:p>3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2">
            <text:p>1912</text:p>
          </table:table-cell>
          <table:table-cell office:value-type="float" office:value="386">
            <text:p>3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387">
            <text:p>3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390">
            <text:p>3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1">
            <text:p>3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39">
            <text:p>1639</text:p>
          </table:table-cell>
          <table:table-cell office:value-type="float" office:value="395">
            <text:p>3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398">
            <text:p>3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402">
            <text:p>4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4">
            <text:p>4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06">
            <text:p>40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99">
            <text:p>1599</text:p>
          </table:table-cell>
          <table:table-cell office:value-type="float" office:value="408">
            <text:p>4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87">
            <text:p>1787</text:p>
          </table:table-cell>
          <table:table-cell office:value-type="float" office:value="410">
            <text:p>41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20">
            <text:p>1620</text:p>
          </table:table-cell>
          <table:table-cell office:value-type="float" office:value="412">
            <text:p>4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23">
            <text:p>1923</text:p>
          </table:table-cell>
          <table:table-cell office:value-type="float" office:value="414">
            <text:p>41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01">
            <text:p>1801</text:p>
          </table:table-cell>
          <table:table-cell office:value-type="float" office:value="416">
            <text:p>41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19">
            <text:p>41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420">
            <text:p>42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12">
            <text:p>1412</text:p>
          </table:table-cell>
          <table:table-cell office:value-type="float" office:value="423">
            <text:p>42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28">
            <text:p>1528</text:p>
          </table:table-cell>
          <table:table-cell office:value-type="float" office:value="424">
            <text:p>4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427">
            <text:p>42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90">
            <text:p>1490</text:p>
          </table:table-cell>
          <table:table-cell office:value-type="float" office:value="429">
            <text:p>42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33">
            <text:p>43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44">
            <text:p>1444</text:p>
          </table:table-cell>
          <table:table-cell office:value-type="float" office:value="435">
            <text:p>43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18">
            <text:p>1518</text:p>
          </table:table-cell>
          <table:table-cell office:value-type="float" office:value="437">
            <text:p>4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12">
            <text:p>1612</text:p>
          </table:table-cell>
          <table:table-cell office:value-type="float" office:value="439">
            <text:p>43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56">
            <text:p>1756</text:p>
          </table:table-cell>
          <table:table-cell office:value-type="float" office:value="441">
            <text:p>44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75">
            <text:p>1775</text:p>
          </table:table-cell>
          <table:table-cell office:value-type="float" office:value="443">
            <text:p>44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45">
            <text:p>44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447">
            <text:p>4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42">
            <text:p>1842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16">
            <text:p>1816</text:p>
          </table:table-cell>
          <table:table-cell office:value-type="float" office:value="451">
            <text:p>4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7">
            <text:p>2057</text:p>
          </table:table-cell>
          <table:table-cell office:value-type="float" office:value="454">
            <text:p>4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26">
            <text:p>1826</text:p>
          </table:table-cell>
          <table:table-cell office:value-type="float" office:value="455">
            <text:p>4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58">
            <text:p>45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09">
            <text:p>1409</text:p>
          </table:table-cell>
          <table:table-cell office:value-type="float" office:value="462">
            <text:p>46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86">
            <text:p>1586</text:p>
          </table:table-cell>
          <table:table-cell office:value-type="float" office:value="464">
            <text:p>4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01">
            <text:p>1501</text:p>
          </table:table-cell>
          <table:table-cell office:value-type="float" office:value="467">
            <text:p>46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78">
            <text:p>1578</text:p>
          </table:table-cell>
          <table:table-cell office:value-type="float" office:value="468">
            <text:p>46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1">
            <text:p>47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73">
            <text:p>47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475">
            <text:p>47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10">
            <text:p>1410</text:p>
          </table:table-cell>
          <table:table-cell office:value-type="float" office:value="477">
            <text:p>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float" office:value="479">
            <text:p>4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481">
            <text:p>48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926">
            <text:p>1926</text:p>
          </table:table-cell>
          <table:table-cell office:value-type="float" office:value="483">
            <text:p>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6">
            <text:p>4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85">
            <text:p>1685</text:p>
          </table:table-cell>
          <table:table-cell office:value-type="float" office:value="490">
            <text:p>49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74">
            <text:p>1574</text:p>
          </table:table-cell>
          <table:table-cell office:value-type="float" office:value="492">
            <text:p>49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494">
            <text:p>49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496">
            <text:p>49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503">
            <text:p>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505">
            <text:p>50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32">
            <text:p>1532</text:p>
          </table:table-cell>
          <table:table-cell office:value-type="float" office:value="507">
            <text:p>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2">
            <text:p>1802</text:p>
          </table:table-cell>
          <table:table-cell office:value-type="float" office:value="509">
            <text:p>50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47">
            <text:p>1847</text:p>
          </table:table-cell>
          <table:table-cell office:value-type="float" office:value="511">
            <text:p>5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3">
            <text:p>1643</text:p>
          </table:table-cell>
          <table:table-cell office:value-type="float" office:value="518">
            <text:p>51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520">
            <text:p>52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523">
            <text:p>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75">
            <text:p>1575</text:p>
          </table:table-cell>
          <table:table-cell office:value-type="float" office:value="524">
            <text:p>52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29">
            <text:p>52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531">
            <text:p>53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67">
            <text:p>1667</text:p>
          </table:table-cell>
          <table:table-cell office:value-type="float" office:value="533">
            <text:p>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7">
            <text:p>1647</text:p>
          </table:table-cell>
          <table:table-cell office:value-type="float" office:value="535">
            <text:p>5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538">
            <text:p>53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42">
            <text:p>54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18">
            <text:p>1418</text:p>
          </table:table-cell>
          <table:table-cell office:value-type="float" office:value="544">
            <text:p>54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547">
            <text:p>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09">
            <text:p>1509</text:p>
          </table:table-cell>
          <table:table-cell office:value-type="float" office:value="549">
            <text:p>54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87">
            <text:p>1587</text:p>
          </table:table-cell>
          <table:table-cell office:value-type="float" office:value="551">
            <text:p>55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float" office:value="553">
            <text:p>55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55">
            <text:p>55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756">
            <text:p>2756</text:p>
          </table:table-cell>
          <table:table-cell office:value-type="float" office:value="558">
            <text:p>5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562">
            <text:p>56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636">
            <text:p>1636</text:p>
          </table:table-cell>
          <table:table-cell office:value-type="float" office:value="564">
            <text:p>56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288">
            <text:p>1288</text:p>
          </table:table-cell>
          <table:table-cell office:value-type="float" office:value="567">
            <text:p>56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71">
            <text:p>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573">
            <text:p>57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575">
            <text:p>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4">
            <text:p>1744</text:p>
          </table:table-cell>
          <table:table-cell office:value-type="float" office:value="578">
            <text:p>57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03">
            <text:p>1703</text:p>
          </table:table-cell>
          <table:table-cell office:value-type="float" office:value="580">
            <text:p>5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4">
            <text:p>1454</text:p>
          </table:table-cell>
          <table:table-cell office:value-type="float" office:value="582">
            <text:p>582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84">
            <text:p>58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36">
            <text:p>1436</text:p>
          </table:table-cell>
          <table:table-cell office:value-type="float" office:value="587">
            <text:p>58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589">
            <text:p>5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7">
            <text:p>1457</text:p>
          </table:table-cell>
          <table:table-cell office:value-type="float" office:value="591">
            <text:p>5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7">
            <text:p>1737</text:p>
          </table:table-cell>
          <table:table-cell office:value-type="float" office:value="593">
            <text:p>59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792">
            <text:p>1792</text:p>
          </table:table-cell>
          <table:table-cell office:value-type="float" office:value="595">
            <text:p>5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603">
            <text:p>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604">
            <text:p>60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607">
            <text:p>607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76">
            <text:p>1476</text:p>
          </table:table-cell>
          <table:table-cell office:value-type="float" office:value="609">
            <text:p>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1">
            <text:p>6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14">
            <text:p>61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17">
            <text:p>1417</text:p>
          </table:table-cell>
          <table:table-cell office:value-type="float" office:value="616">
            <text:p>6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26">
            <text:p>1626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1">
            <text:p>1411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512">
            <text:p>1512</text:p>
          </table:table-cell>
          <table:table-cell office:value-type="float" office:value="623">
            <text:p>623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99">
            <text:p>1499</text:p>
          </table:table-cell>
          <table:table-cell office:value-type="float" office:value="625">
            <text:p>625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30">
            <text:p>63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469">
            <text:p>1469</text:p>
          </table:table-cell>
          <table:table-cell office:value-type="float" office:value="632">
            <text:p>63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97">
            <text:p>1597</text:p>
          </table:table-cell>
          <table:table-cell office:value-type="float" office:value="634">
            <text:p>634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636">
            <text:p>636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639">
            <text:p>639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1">
            <text:p>641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43">
            <text:p>64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string">
            <text:p><text:s/></text:p>
          </table:table-cell>
          <table:table-cell table:number-columns-repeated="2"/>
        </table:table-row>
      </table:table>
      <table:table table:name="Graphiques" table:style-name="ta1" table:print="false">
        <table:table-column table:style-name="co4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Graphiques.M45" table:end-x="2.203cm" table:end-y="0.372cm" draw:z-index="0" draw:style-name="gr1" svg:width="27.013cm" svg:height="19.604cm" svg:x="0.029cm" svg:y="0.188cm">
              <draw:object draw:notify-on-update-of-ranges="Données.A1:Données.A1 Données.A2:Données.A418 Données.B1:Données.B1 Données.B2:Données.B4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12">12/10/2009</text:date>, <text:time>10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0-12T10:45:30.52</dc:date>
    <meta:document-statistic meta:table-count="2" meta:cell-count="3004" meta:object-count="1"/>
    <meta:generator>OpenOffice.org/3.1$Win32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auto-position="true" chart:auto-size="true" chart:treat-empty-cells="leave-gap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27.014cm" svg:height="19.605cm" chart:class="chart:line" chart:style-name="ch1">
        <chart:legend chart:legend-position="end" svg:x="24.819cm" svg:y="9.281cm" chart:style-name="ch2"/>
        <chart:plot-area chart:style-name="ch3" table:cell-range-address="Données.A1:Données.B418" chart:data-source-has-labels="row" svg:x="0.54cm" svg:y="0.392cm" svg:width="23.74cm" svg:height="18.42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onnées.A2:Données.A418" chart:label-cell-address="Données.A1:Données.A1" chart:class="chart:line">
            <chart:data-point chart:repeated="417"/>
          </chart:series>
          <chart:series chart:style-name="ch7" chart:values-cell-range-address="Données.B2:Données.B418" chart:label-cell-address="Données.B1:Données.B1" chart:class="chart:line">
            <chart:data-point chart:repeated="4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Données.A1:Données.A1">Courant</text:p>
              </table:table-cell>
              <table:table-cell office:value-type="string">
                <text:p text:id="Données.B1:Données.B1">Posi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878">
                <text:p text:id="Données.A2:Données.A418">2878</text:p>
              </table:table-cell>
              <table:table-cell office:value-type="float" office:value="0">
                <text:p text:id="Données.B2:Données.B418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84">
                <text:p>30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87">
                <text:p>2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47">
                <text:p>30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30">
                <text:p>26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91">
                <text:p>24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2">
                <text:p>3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33">
                <text:p>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86">
                <text:p>2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57">
                <text:p>26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70">
                <text:p>25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63">
                <text:p>28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17">
                <text:p>27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06">
                <text:p>25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67">
                <text:p>26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33">
                <text:p>29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19">
                <text:p>26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21">
                <text:p>23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87">
                <text:p>18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69">
                <text:p>28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46">
                <text:p>29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38">
                <text:p>233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14">
                <text:p>26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42">
                <text:p>26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288">
                <text:p>228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78">
                <text:p>267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91">
                <text:p>22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37">
                <text:p>233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39">
                <text:p>273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57">
                <text:p>27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8">
                <text:p>272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28">
                <text:p>23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79">
                <text:p>277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96">
                <text:p>25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6">
                <text:p>240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72">
                <text:p>187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756">
                <text:p>275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68">
                <text:p>206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24">
                <text:p>24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38">
                <text:p>263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54">
                <text:p>22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95">
                <text:p>189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19">
                <text:p>241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14">
                <text:p>221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48">
                <text:p>19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62">
                <text:p>25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917">
                <text:p>19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30">
                <text:p>25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31">
                <text:p>26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609">
                <text:p>260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8">
                <text:p>186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56">
                <text:p>275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15">
                <text:p>221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426">
                <text:p>2426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80">
                <text:p>198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50">
                <text:p>2450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78">
                <text:p>227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05">
                <text:p>25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66">
                <text:p>216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14">
                <text:p>211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82">
                <text:p>238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21">
                <text:p>222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38">
                <text:p>213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2">
                <text:p>432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32">
                <text:p>2332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91">
                <text:p>189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422">
                <text:p>24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64">
                <text:p>226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279">
                <text:p>227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29">
                <text:p>202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76">
                <text:p>237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12">
                <text:p>2212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252">
                <text:p>225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24">
                <text:p>2124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86">
                <text:p>228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43">
                <text:p>1943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272">
                <text:p>2272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26">
                <text:p>192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61">
                <text:p>166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520">
                <text:p>25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80">
                <text:p>198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67">
                <text:p>21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20">
                <text:p>222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20">
                <text:p>19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62">
                <text:p>216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58">
                <text:p>215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703">
                <text:p>170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54">
                <text:p>19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09">
                <text:p>250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23">
                <text:p>22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95">
                <text:p>199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57">
                <text:p>195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6">
                <text:p>222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15">
                <text:p>18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7">
                <text:p>22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88">
                <text:p>218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05">
                <text:p>22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98">
                <text:p>199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93">
                <text:p>179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35">
                <text:p>203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09">
                <text:p>2309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256">
                <text:p>22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68">
                <text:p>1768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956">
                <text:p>19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468">
                <text:p>246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57">
                <text:p>205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47">
                <text:p>194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63">
                <text:p>166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314">
                <text:p>231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45">
                <text:p>2245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">
                <text:p>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924">
                <text:p>292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049">
                <text:p>2049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76">
                <text:p>2076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78">
                <text:p>177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893">
                <text:p>189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98">
                <text:p>179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65">
                <text:p>196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31">
                <text:p>2031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08">
                <text:p>20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88">
                <text:p>188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73">
                <text:p>257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81">
                <text:p>188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18">
                <text:p>151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10">
                <text:p>22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162">
                <text:p>2162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951">
                <text:p>195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06">
                <text:p>190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79">
                <text:p>197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7">
                <text:p>175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">
                <text:p>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91">
                <text:p>2091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21">
                <text:p>192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07">
                <text:p>150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209">
                <text:p>2209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74">
                <text:p>217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69">
                <text:p>186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3">
                <text:p>2003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25">
                <text:p>2125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63">
                <text:p>196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">
                <text:p>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51">
                <text:p>2151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51">
                <text:p>205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8">
                <text:p>207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83">
                <text:p>17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36">
                <text:p>163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37">
                <text:p>2337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28">
                <text:p>182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43">
                <text:p>194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24">
                <text:p>172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76">
                <text:p>1776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916">
                <text:p>191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63">
                <text:p>196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776">
                <text:p>177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96">
                <text:p>179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">
                <text:p>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49">
                <text:p>194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92">
                <text:p>189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02">
                <text:p>1902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84">
                <text:p>1584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33">
                <text:p>1533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65">
                <text:p>206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75">
                <text:p>187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01">
                <text:p>220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50">
                <text:p>195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51">
                <text:p>155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47">
                <text:p>1947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53">
                <text:p>195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14">
                <text:p>2214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17">
                <text:p>1917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46">
                <text:p>194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06">
                <text:p>1606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37">
                <text:p>1737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07">
                <text:p>1907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78">
                <text:p>187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803">
                <text:p>180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81">
                <text:p>1881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22">
                <text:p>2122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842">
                <text:p>184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43">
                <text:p>1543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735">
                <text:p>173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66">
                <text:p>1566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904">
                <text:p>190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62">
                <text:p>2162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">
                <text:p>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02">
                <text:p>180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94">
                <text:p>2194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19">
                <text:p>1819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87">
                <text:p>188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48">
                <text:p>124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453">
                <text:p>1453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50">
                <text:p>155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48">
                <text:p>1348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910">
                <text:p>19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52">
                <text:p>215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53">
                <text:p>145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99">
                <text:p>149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49">
                <text:p>1849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772">
                <text:p>1772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">
                <text:p>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01">
                <text:p>160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65">
                <text:p>206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00">
                <text:p>190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44">
                <text:p>214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">
                <text:p>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55">
                <text:p>175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84">
                <text:p>178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892">
                <text:p>1892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38">
                <text:p>1938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23">
                <text:p>192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63">
                <text:p>206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07">
                <text:p>1807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52">
                <text:p>2052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41">
                <text:p>204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61">
                <text:p>176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56">
                <text:p>165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48">
                <text:p>1948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862">
                <text:p>1862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26">
                <text:p>12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60">
                <text:p>216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02">
                <text:p>1702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12">
                <text:p>191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58">
                <text:p>1958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966">
                <text:p>1966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39">
                <text:p>1639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70">
                <text:p>197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57">
                <text:p>185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17">
                <text:p>191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99">
                <text:p>159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787">
                <text:p>1787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20">
                <text:p>162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23">
                <text:p>192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01">
                <text:p>180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189">
                <text:p>1189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12">
                <text:p>141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28">
                <text:p>1528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350">
                <text:p>135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90">
                <text:p>149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44">
                <text:p>144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18">
                <text:p>151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12">
                <text:p>161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56">
                <text:p>1756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75">
                <text:p>1775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70">
                <text:p>1970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42">
                <text:p>184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6">
                <text:p>1816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57">
                <text:p>2057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26">
                <text:p>1826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09">
                <text:p>140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86">
                <text:p>1586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01">
                <text:p>150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78">
                <text:p>1578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341">
                <text:p>1341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10">
                <text:p>1410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20">
                <text:p>152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878">
                <text:p>1878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26">
                <text:p>1926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685">
                <text:p>168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74">
                <text:p>1574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878">
                <text:p>1878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33">
                <text:p>1333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376">
                <text:p>137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376">
                <text:p>137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32">
                <text:p>1532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802">
                <text:p>1802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847">
                <text:p>1847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809">
                <text:p>180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43">
                <text:p>1643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329">
                <text:p>1329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389">
                <text:p>1389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75">
                <text:p>1575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194">
                <text:p>1194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67">
                <text:p>1667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47">
                <text:p>164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06">
                <text:p>2006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418">
                <text:p>1418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155">
                <text:p>1155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09">
                <text:p>1509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87">
                <text:p>1587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79">
                <text:p>1679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756">
                <text:p>275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42">
                <text:p>1542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496">
                <text:p>149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36">
                <text:p>1636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88">
                <text:p>1288</text:p>
              </table:table-cell>
              <table:table-cell office:value-type="float" office:value="567">
                <text:p>5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571">
                <text:p>57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320">
                <text:p>132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17">
                <text:p>1417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44">
                <text:p>1744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03">
                <text:p>1703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454">
                <text:p>1454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36">
                <text:p>143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151">
                <text:p>115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457">
                <text:p>1457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37">
                <text:p>1737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92">
                <text:p>1792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598">
                <text:p>5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44">
                <text:p>1044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99">
                <text:p>1399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12">
                <text:p>1012</text:p>
              </table:table-cell>
              <table:table-cell office:value-type="float" office:value="607">
                <text:p>60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476">
                <text:p>1476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17">
                <text:p>1417</text:p>
              </table:table-cell>
              <table:table-cell office:value-type="float" office:value="616">
                <text:p>6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26">
                <text:p>1626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11">
                <text:p>141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12">
                <text:p>1512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99">
                <text:p>1499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469">
                <text:p>1469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97">
                <text:p>159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96">
                <text:p>996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54">
                <text:p>135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